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437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0.9146in"/>
    </style:style>
    <style:style style:name="co4" style:family="table-column">
      <style:table-column-properties fo:break-before="auto" style:column-width="0.7646in"/>
    </style:style>
    <style:style style:name="co5" style:family="table-column">
      <style:table-column-properties fo:break-before="auto" style:column-width="0.8398in"/>
    </style:style>
    <style:style style:name="co6" style:family="table-column">
      <style:table-column-properties fo:break-before="auto" style:column-width="0.7102in"/>
    </style:style>
    <style:style style:name="co7" style:family="table-column">
      <style:table-column-properties fo:break-before="auto" style:column-width="0.7862in"/>
    </style:style>
    <style:style style:name="co8" style:family="table-column">
      <style:table-column-properties fo:break-before="auto" style:column-width="0.689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ackground-color="#dd4814"/>
    </style:style>
    <style:style style:name="ce3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7" table:default-cell-style-name="Default"/>
        <table:table-column table:style-name="co2" table:default-cell-style-name="ce3"/>
        <table:table-column table:style-name="co2" table:number-columns-repeated="2" table:default-cell-style-name="Default"/>
        <table:table-column table:style-name="co2" table:number-columns-repeated="2" table:default-cell-style-name="ce3"/>
        <table:table-column table:style-name="co2" table:number-columns-repeated="2" table:default-cell-style-name="Default"/>
        <table:table-column table:style-name="co2" table:number-columns-repeated="2" table:default-cell-style-name="ce3"/>
        <table:table-column table:style-name="co2" table:default-cell-style-name="Default"/>
        <table:table-column table:style-name="co2" table:number-columns-repeated="2" table:default-cell-style-name="ce3"/>
        <table:table-column table:style-name="co2" table:number-columns-repeated="2" table:default-cell-style-name="Default"/>
        <table:table-column table:style-name="co3" table:default-cell-style-name="ce3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5" table:default-cell-style-name="ce3"/>
        <table:table-column table:style-name="co4" table:default-cell-style-name="ce3"/>
        <table:table-column table:style-name="co3" table:default-cell-style-name="ce3"/>
        <table:table-column table:style-name="co6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ce3"/>
        <table:table-column table:style-name="co4" table:default-cell-style-name="ce3"/>
        <table:table-column table:style-name="co5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species</text:p>
          </table:table-cell>
          <table:table-cell table:style-name="ce2" office:value-type="string" calcext:value-type="string">
            <text:p>MGG_00680T0</text:p>
          </table:table-cell>
          <table:table-cell table:style-name="ce2" office:value-type="string" calcext:value-type="string">
            <text:p>MGG_00739T0</text:p>
          </table:table-cell>
          <table:table-cell table:style-name="ce2" office:value-type="string" calcext:value-type="string">
            <text:p>MGG_01676T0</text:p>
          </table:table-cell>
          <table:table-cell table:style-name="ce2" office:value-type="string" calcext:value-type="string">
            <text:p>MGG_01804T0</text:p>
          </table:table-cell>
          <table:table-cell table:style-name="ce2" office:value-type="string" calcext:value-type="string">
            <text:p>MGG_02741T0</text:p>
          </table:table-cell>
          <table:table-cell table:style-name="ce2" office:value-type="string" calcext:value-type="string">
            <text:p>MGG_03265T0</text:p>
          </table:table-cell>
          <table:table-cell table:style-name="ce2" office:value-type="string" calcext:value-type="string">
            <text:p>MGG_03704T0</text:p>
          </table:table-cell>
          <table:table-cell table:style-name="ce2" office:value-type="string" calcext:value-type="string">
            <text:p>MGG_05325T0</text:p>
          </table:table-cell>
          <table:table-cell table:style-name="ce2" office:value-type="string" calcext:value-type="string">
            <text:p>MGG_06313T0</text:p>
          </table:table-cell>
          <table:table-cell table:style-name="ce2" office:value-type="string" calcext:value-type="string">
            <text:p>MGG_06570T0</text:p>
          </table:table-cell>
          <table:table-cell table:style-name="ce2" office:value-type="string" calcext:value-type="string">
            <text:p>MGG_06881T0</text:p>
          </table:table-cell>
          <table:table-cell table:style-name="ce2" office:value-type="string" calcext:value-type="string">
            <text:p>MGG_07252T0</text:p>
          </table:table-cell>
          <table:table-cell table:style-name="ce2" office:value-type="string" calcext:value-type="string">
            <text:p>MGG_08573T0</text:p>
          </table:table-cell>
          <table:table-cell table:style-name="ce2" office:value-type="string" calcext:value-type="string">
            <text:p>MGG_08804T0</text:p>
          </table:table-cell>
          <table:table-cell table:style-name="ce2" office:value-type="string" calcext:value-type="string">
            <text:p>MGG_08829T0</text:p>
          </table:table-cell>
          <table:table-cell table:style-name="ce2" office:value-type="string" calcext:value-type="string">
            <text:p>MGG_09505T0</text:p>
          </table:table-cell>
          <table:table-cell table:style-name="ce2" office:value-type="string" calcext:value-type="string">
            <text:p>MGG_09536T0</text:p>
          </table:table-cell>
          <table:table-cell table:style-name="ce2" office:value-type="string" calcext:value-type="string">
            <text:p>MGG_09885T0</text:p>
          </table:table-cell>
          <table:table-cell table:style-name="ce2" office:value-type="string" calcext:value-type="string">
            <text:p>MGG_10195T0</text:p>
          </table:table-cell>
          <table:table-cell table:style-name="ce2" office:value-type="string" calcext:value-type="string">
            <text:p>MGG_10820T0</text:p>
          </table:table-cell>
          <table:table-cell table:style-name="ce2" office:value-type="string" calcext:value-type="string">
            <text:p>MGG_14293T0</text:p>
          </table:table-cell>
          <table:table-cell table:style-name="ce2" office:value-type="string" calcext:value-type="string">
            <text:p>YAL043C</text:p>
          </table:table-cell>
          <table:table-cell table:style-name="ce2" office:value-type="string" calcext:value-type="string">
            <text:p>YDR195W</text:p>
          </table:table-cell>
          <table:table-cell table:style-name="ce2" office:value-type="string" calcext:value-type="string">
            <text:p>YDR228C</text:p>
          </table:table-cell>
          <table:table-cell table:style-name="ce2" office:value-type="string" calcext:value-type="string">
            <text:p>YDR301W</text:p>
          </table:table-cell>
          <table:table-cell table:style-name="ce2" office:value-type="string" calcext:value-type="string">
            <text:p>YER133W</text:p>
          </table:table-cell>
          <table:table-cell table:style-name="ce2" office:value-type="string" calcext:value-type="string">
            <text:p>YGL044C</text:p>
          </table:table-cell>
          <table:table-cell table:style-name="ce2" office:value-type="string" calcext:value-type="string">
            <text:p>YJR093C</text:p>
          </table:table-cell>
          <table:table-cell table:style-name="ce2" office:value-type="string" calcext:value-type="string">
            <text:p>YKL059C</text:p>
          </table:table-cell>
          <table:table-cell table:style-name="ce2" office:value-type="string" calcext:value-type="string">
            <text:p>YKR002W</text:p>
          </table:table-cell>
          <table:table-cell table:style-name="ce2" office:value-type="string" calcext:value-type="string">
            <text:p>YLR115W</text:p>
          </table:table-cell>
          <table:table-cell table:style-name="ce2" office:value-type="string" calcext:value-type="string">
            <text:p>YLR277C</text:p>
          </table:table-cell>
          <table:table-cell table:style-name="ce2" office:value-type="string" calcext:value-type="string">
            <text:p>YMR061W</text:p>
          </table:table-cell>
          <table:table-cell table:style-name="ce2" office:value-type="string" calcext:value-type="string">
            <text:p>YNL222W</text:p>
          </table:table-cell>
          <table:table-cell table:style-name="ce2" office:value-type="string" calcext:value-type="string">
            <text:p>YNL317W</text:p>
          </table:table-cell>
          <table:table-cell table:style-name="ce2" office:value-type="string" calcext:value-type="string">
            <text:p>YOL123W</text:p>
          </table:table-cell>
          <table:table-cell table:style-name="ce2" office:value-type="string" calcext:value-type="string">
            <text:p>YOR250C</text:p>
          </table:table-cell>
          <table:table-cell table:style-name="ce2" office:value-type="string" calcext:value-type="string">
            <text:p>YPR107C</text:p>
          </table:table-cell>
        </table:table-row>
        <table:table-row table:style-name="ro1">
          <table:table-cell office:value-type="string" calcext:value-type="string">
            <text:p>Ashbya_gossypii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0.000009" calcext:value-type="float">
            <text:p>9.00E-006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0001" calcext:value-type="float">
            <text:p>1.00E-010</text:p>
          </table:table-cell>
          <table:table-cell office:value-type="float" office:value="0.000002" calcext:value-type="float">
            <text:p>2.00E-006</text:p>
          </table:table-cell>
          <table:table-cell office:value-type="float" office:value="0.00001" calcext:value-type="float">
            <text:p>1.00E-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4" calcext:value-type="float">
            <text:p>4.00E-006</text:p>
          </table:table-cell>
          <table:table-cell office:value-type="string" calcext:value-type="string">
            <text:p>NO</text:p>
          </table:table-cell>
          <table:table-cell office:value-type="float" office:value="0.000009" calcext:value-type="float">
            <text:p>9.00E-006</text:p>
          </table:table-cell>
          <table:table-cell table:style-name="Default" office:value-type="string" calcext:value-type="string">
            <text:p>NO</text:p>
          </table:table-cell>
          <table:table-cell table:style-name="ce3" office:value-type="float" office:value="0.0000000002" calcext:value-type="float">
            <text:p>2.00E-010</text:p>
          </table:table-cell>
          <table:table-cell table:style-name="ce3" office:value-type="float" office:value="0.0000000005" calcext:value-type="float">
            <text:p>5.00E-010</text:p>
          </table:table-cell>
          <table:table-cell table:style-name="Default" office:value-type="string" calcext:value-type="string">
            <text:p>NO</text:p>
          </table:table-cell>
          <table:table-cell table:number-columns-repeated="3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office:value-type="float" office:value="0.0000009" calcext:value-type="float">
            <text:p>9.00E-007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0.000000002" calcext:value-type="float">
            <text:p>2.00E-009</text:p>
          </table:table-cell>
          <table:table-cell table:style-name="ce3" office:value-type="float" office:value="0.00000003" calcext:value-type="float">
            <text:p>3.00E-0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1" calcext:value-type="float">
            <text:p>1.00E-005</text:p>
          </table:table-cell>
          <table:table-cell office:value-type="float" office:value="0.0000000001" calcext:value-type="float">
            <text:p>1.00E-010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spergillus_flavus</text:p>
          </table:table-cell>
          <table:table-cell table:number-columns-repeated="5" office:value-type="string" calcext:value-type="string">
            <text:p>NO</text:p>
          </table:table-cell>
          <table:table-cell table:style-name="ce3" office:value-type="float" office:value="0.00000009" calcext:value-type="float">
            <text:p>9.00E-008</text:p>
          </table:table-cell>
          <table:table-cell office:value-type="string" calcext:value-type="string">
            <text:p>NO</text:p>
          </table:table-cell>
          <table:table-cell office:value-type="float" office:value="0.000002" calcext:value-type="float">
            <text:p>2.00E-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1" calcext:value-type="float">
            <text:p>1.00E-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3" calcext:value-type="float">
            <text:p>3.00E-006</text:p>
          </table:table-cell>
          <table:table-cell table:style-name="ce3" office:value-type="float" office:value="0.00000008" calcext:value-type="float">
            <text:p>8.00E-008</text:p>
          </table:table-cell>
          <table:table-cell office:value-type="float" office:value="0.000008" calcext:value-type="float">
            <text:p>8.00E-006</text:p>
          </table:table-cell>
          <table:table-cell office:value-type="float" office:value="0.000002" calcext:value-type="float">
            <text:p>2.00E-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2" calcext:value-type="float">
            <text:p>2.00E-006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1" calcext:value-type="float">
            <text:p>1.00E-006</text:p>
          </table:table-cell>
          <table:table-cell office:value-type="float" office:value="0.000003" calcext:value-type="float">
            <text:p>3.00E-006</text:p>
          </table:table-cell>
          <table:table-cell office:value-type="float" office:value="0.0000000005" calcext:value-type="float">
            <text:p>5.00E-010</text:p>
          </table:table-cell>
          <table:table-cell table:number-columns-repeated="6" office:value-type="string" calcext:value-type="string">
            <text:p>NO</text:p>
          </table:table-cell>
          <table:table-cell table:number-columns-repeated="2" office:value-type="float" office:value="0.0000000001" calcext:value-type="float">
            <text:p>1.00E-010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spergillus_fumigatus</text:p>
          </table:table-cell>
          <table:table-cell table:style-name="ce3" office:value-type="float" office:value="0.0000005" calcext:value-type="float">
            <text:p>5.00E-007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0.00001" calcext:value-type="float">
            <text:p>1.00E-005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9" calcext:value-type="float">
            <text:p>9.00E-007</text:p>
          </table:table-cell>
          <table:table-cell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1" calcext:value-type="float">
            <text:p>1.00E-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1" calcext:value-type="float">
            <text:p>1.00E-005</text:p>
          </table:table-cell>
          <table:table-cell office:value-type="string" calcext:value-type="string">
            <text:p>NO</text:p>
          </table:table-cell>
          <table:table-cell office:value-type="float" office:value="0.00001" calcext:value-type="float">
            <text:p>1.00E-005</text:p>
          </table:table-cell>
          <table:table-cell office:value-type="float" office:value="0.000003" calcext:value-type="float">
            <text:p>3.00E-006</text:p>
          </table:table-cell>
          <table:table-cell table:number-columns-repeated="2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float" office:value="0.000004" calcext:value-type="float">
            <text:p>4.00E-006</text:p>
          </table:table-cell>
          <table:table-cell office:value-type="float" office:value="0.0000000004" calcext:value-type="float">
            <text:p>4.00E-010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0.00001" calcext:value-type="float">
            <text:p>1.00E-005</text:p>
          </table:table-cell>
          <table:table-cell office:value-type="float" office:value="0.0000000001" calcext:value-type="float">
            <text:p>1.00E-010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1" calcext:value-type="float">
            <text:p>1.00E-006</text:p>
          </table:table-cell>
        </table:table-row>
        <table:table-row table:style-name="ro1">
          <table:table-cell office:value-type="string" calcext:value-type="string">
            <text:p>Aspergillus_nidulans</text:p>
          </table:table-cell>
          <table:table-cell table:number-columns-repeated="3" office:value-type="string" calcext:value-type="string">
            <text:p>NO</text:p>
          </table:table-cell>
          <table:table-cell table:style-name="ce3" office:value-type="float" office:value="0.000000004" calcext:value-type="float">
            <text:p>4.00E-009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3" calcext:value-type="float">
            <text:p>3.00E-006</text:p>
          </table:table-cell>
          <table:table-cell office:value-type="string" calcext:value-type="string">
            <text:p>NO</text:p>
          </table:table-cell>
          <table:table-cell office:value-type="float" office:value="0.00001" calcext:value-type="float">
            <text:p>1.00E-005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0.00001" calcext:value-type="float">
            <text:p>1.00E-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1" calcext:value-type="float">
            <text:p>1.00E-005</text:p>
          </table:table-cell>
          <table:table-cell table:style-name="ce3" office:value-type="float" office:value="0.000000003" calcext:value-type="float">
            <text:p>3.00E-009</text:p>
          </table:table-cell>
          <table:table-cell office:value-type="float" office:value="0.000005" calcext:value-type="float">
            <text:p>5.00E-006</text:p>
          </table:table-cell>
          <table:table-cell office:value-type="float" office:value="0.0000005" calcext:value-type="float">
            <text:p>5.00E-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2" calcext:value-type="float">
            <text:p>2.00E-008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3" calcext:value-type="float">
            <text:p>3.00E-006</text:p>
          </table:table-cell>
          <table:table-cell office:value-type="float" office:value="0.000009" calcext:value-type="float">
            <text:p>9.00E-006</text:p>
          </table:table-cell>
          <table:table-cell office:value-type="float" office:value="0.0000000005" calcext:value-type="float">
            <text:p>5.00E-010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0.0000000001" calcext:value-type="float">
            <text:p>1.00E-010</text:p>
          </table:table-cell>
          <table:table-cell table:style-name="ce3" office:value-type="float" office:value="0.00000007" calcext:value-type="float">
            <text:p>7.00E-0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5" calcext:value-type="float">
            <text:p>5.00E-006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03" calcext:value-type="float">
            <text:p>3.00E-008</text:p>
          </table:table-cell>
        </table:table-row>
        <table:table-row table:style-name="ro1">
          <table:table-cell office:value-type="string" calcext:value-type="string">
            <text:p>Aspergillus_niger</text:p>
          </table:table-cell>
          <table:table-cell table:number-columns-repeated="3" office:value-type="string" calcext:value-type="string">
            <text:p>NO</text:p>
          </table:table-cell>
          <table:table-cell table:style-name="ce3" office:value-type="float" office:value="0.0000000002" calcext:value-type="float">
            <text:p>2.00E-010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07" calcext:value-type="float">
            <text:p>7.00E-008</text:p>
          </table:table-cell>
          <table:table-cell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0.00001" calcext:value-type="float">
            <text:p>1.00E-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6" calcext:value-type="float">
            <text:p>6.00E-006</text:p>
          </table:table-cell>
          <table:table-cell office:value-type="float" office:value="0.0000000001" calcext:value-type="float">
            <text:p>1.00E-010</text:p>
          </table:table-cell>
          <table:table-cell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05" calcext:value-type="float">
            <text:p>5.00E-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4" calcext:value-type="float">
            <text:p>4.00E-008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5" calcext:value-type="float">
            <text:p>5.00E-007</text:p>
          </table:table-cell>
          <table:table-cell office:value-type="float" office:value="0.000005" calcext:value-type="float">
            <text:p>5.00E-006</text:p>
          </table:table-cell>
          <table:table-cell office:value-type="float" office:value="0.0000000002" calcext:value-type="float">
            <text:p>2.00E-010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1" calcext:value-type="float">
            <text:p>1.00E-006</text:p>
          </table:table-cell>
          <table:table-cell table:style-name="ce3" office:value-type="float" office:value="0.000004" calcext:value-type="float">
            <text:p>4.00E-006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3" calcext:value-type="float">
            <text:p>3.00E-006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08" calcext:value-type="float">
            <text:p>8.00E-008</text:p>
          </table:table-cell>
        </table:table-row>
        <table:table-row table:style-name="ro1">
          <table:table-cell office:value-type="string" calcext:value-type="string">
            <text:p>Aspergillus_terreus</text:p>
          </table:table-cell>
          <table:table-cell table:number-columns-repeated="3" office:value-type="string" calcext:value-type="string">
            <text:p>NO</text:p>
          </table:table-cell>
          <table:table-cell table:style-name="ce3" office:value-type="float" office:value="0.0000003" calcext:value-type="float">
            <text:p>3.00E-007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1" calcext:value-type="float">
            <text:p>1.00E-007</text:p>
          </table:table-cell>
          <table:table-cell office:value-type="string" calcext:value-type="string">
            <text:p>NO</text:p>
          </table:table-cell>
          <table:table-cell office:value-type="float" office:value="0.000004" calcext:value-type="float">
            <text:p>4.00E-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0006" calcext:value-type="float">
            <text:p>6.00E-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8" calcext:value-type="float">
            <text:p>8.00E-006</text:p>
          </table:table-cell>
          <table:table-cell table:style-name="ce3" office:value-type="float" office:value="0.0000006" calcext:value-type="float">
            <text:p>6.00E-007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06" calcext:value-type="float">
            <text:p>6.00E-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7" calcext:value-type="float">
            <text:p>7.00E-007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5" calcext:value-type="float">
            <text:p>5.00E-006</text:p>
          </table:table-cell>
          <table:table-cell office:value-type="float" office:value="0.000009" calcext:value-type="float">
            <text:p>9.00E-006</text:p>
          </table:table-cell>
          <table:table-cell office:value-type="float" office:value="0.0000000007" calcext:value-type="float">
            <text:p>7.00E-010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0.00000001" calcext:value-type="float">
            <text:p>1.00E-008</text:p>
          </table:table-cell>
          <table:table-cell table:style-name="ce3" office:value-type="float" office:value="0.00000002" calcext:value-type="float">
            <text:p>2.00E-00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6" calcext:value-type="float">
            <text:p>6.00E-006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4" calcext:value-type="float">
            <text:p>4.00E-006</text:p>
          </table:table-cell>
        </table:table-row>
        <table:table-row table:style-name="ro1">
          <table:table-cell office:value-type="string" calcext:value-type="string">
            <text:p>Blumeria_graminis</text:p>
          </table:table-cell>
          <table:table-cell table:style-name="ce3" office:value-type="float" office:value="0.0000000008" calcext:value-type="float">
            <text:p>8.00E-010</text:p>
          </table:table-cell>
          <table:table-cell table:number-columns-repeated="4" office:value-type="string" calcext:value-type="string">
            <text:p>NO</text:p>
          </table:table-cell>
          <table:table-cell table:style-name="ce3" office:value-type="float" office:value="0.000007" calcext:value-type="float">
            <text:p>7.00E-006</text:p>
          </table:table-cell>
          <table:table-cell office:value-type="string" calcext:value-type="string">
            <text:p>NO</text:p>
          </table:table-cell>
          <table:table-cell office:value-type="float" office:value="0.00001" calcext:value-type="float">
            <text:p>1.00E-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6" calcext:value-type="float">
            <text:p>6.00E-006</text:p>
          </table:table-cell>
          <table:table-cell office:value-type="float" office:value="0.000004" calcext:value-type="float">
            <text:p>4.00E-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1" calcext:value-type="float">
            <text:p>1.00E-005</text:p>
          </table:table-cell>
          <table:table-cell office:value-type="float" office:value="0.000002" calcext:value-type="float">
            <text:p>2.00E-006</text:p>
          </table:table-cell>
          <table:table-cell office:value-type="string" calcext:value-type="string">
            <text:p>NO</text:p>
          </table:table-cell>
          <table:table-cell office:value-type="float" office:value="0.00001" calcext:value-type="float">
            <text:p>1.00E-005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1" calcext:value-type="float">
            <text:p>1.00E-009</text:p>
          </table:table-cell>
          <table:table-cell table:number-columns-repeated="3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office:value-type="float" office:value="0.000008" calcext:value-type="float">
            <text:p>8.00E-006</text:p>
          </table:table-cell>
          <table:table-cell table:style-name="Default" office:value-type="string" calcext:value-type="string">
            <text:p>NO</text:p>
          </table:table-cell>
          <table:table-cell table:number-columns-repeated="3" office:value-type="string" calcext:value-type="string">
            <text:p>NO</text:p>
          </table:table-cell>
          <table:table-cell table:style-name="ce3" office:value-type="float" office:value="0.0000000004" calcext:value-type="float">
            <text:p>4.00E-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7" calcext:value-type="float">
            <text:p>7.00E-006</text:p>
          </table:table-cell>
          <table:table-cell office:value-type="float" office:value="0.000001" calcext:value-type="float">
            <text:p>1.00E-006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02" calcext:value-type="float">
            <text:p>2.00E-008</text:p>
          </table:table-cell>
        </table:table-row>
        <table:table-row table:style-name="ro1">
          <table:table-cell office:value-type="string" calcext:value-type="string">
            <text:p>Botryotinia_fuckeliana</text:p>
          </table:table-cell>
          <table:table-cell table:style-name="ce3" office:value-type="float" office:value="0.0000002" calcext:value-type="float">
            <text:p>2.00E-007</text:p>
          </table:table-cell>
          <table:table-cell table:number-columns-repeated="4" office:value-type="string" calcext:value-type="string">
            <text:p>NO</text:p>
          </table:table-cell>
          <table:table-cell table:style-name="ce3" office:value-type="float" office:value="0.00001" calcext:value-type="float">
            <text:p>1.00E-005</text:p>
          </table:table-cell>
          <table:table-cell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1" calcext:value-type="float">
            <text:p>1.00E-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9" calcext:value-type="float">
            <text:p>9.00E-006</text:p>
          </table:table-cell>
          <table:table-cell office:value-type="string" calcext:value-type="string">
            <text:p>NO</text:p>
          </table:table-cell>
          <table:table-cell office:value-type="float" office:value="0.000007" calcext:value-type="float">
            <text:p>7.00E-006</text:p>
          </table:table-cell>
          <table:table-cell office:value-type="float" office:value="0.000001" calcext:value-type="float">
            <text:p>1.00E-006</text:p>
          </table:table-cell>
          <table:table-cell table:number-columns-repeated="2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1" calcext:value-type="float">
            <text:p>1.00E-006</text:p>
          </table:table-cell>
          <table:table-cell office:value-type="float" office:value="0.00001" calcext:value-type="float">
            <text:p>1.00E-005</text:p>
          </table:table-cell>
          <table:table-cell table:style-name="Default" office:value-type="string" calcext:value-type="string">
            <text:p>NO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0.000008" calcext:value-type="float">
            <text:p>8.00E-006</text:p>
          </table:table-cell>
          <table:table-cell office:value-type="float" office:value="0.000007" calcext:value-type="float">
            <text:p>7.00E-006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9" calcext:value-type="float">
            <text:p>9.00E-007</text:p>
          </table:table-cell>
        </table:table-row>
        <table:table-row table:style-name="ro1">
          <table:table-cell office:value-type="string" calcext:value-type="string">
            <text:p>Gaeumannomyces_graminis</text:p>
          </table:table-cell>
          <table:table-cell table:style-name="ce3" office:value-type="float" office:value="0.0000002" calcext:value-type="float">
            <text:p>2.00E-007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table:style-name="ce3" office:value-type="float" office:value="0.000000001" calcext:value-type="float">
            <text:p>1.00E-009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.000007" calcext:value-type="float">
            <text:p>7.00E-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6" calcext:value-type="float">
            <text:p>6.00E-006</text:p>
          </table:table-cell>
          <table:table-cell office:value-type="string" calcext:value-type="string">
            <text:p>NO</text:p>
          </table:table-cell>
          <table:table-cell office:value-type="float" office:value="0.00001" calcext:value-type="float">
            <text:p>1.00E-005</text:p>
          </table:table-cell>
          <table:table-cell office:value-type="float" office:value="0.000004" calcext:value-type="float">
            <text:p>4.00E-006</text:p>
          </table:table-cell>
          <table:table-cell table:number-columns-repeated="2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0006" calcext:value-type="float">
            <text:p>6.00E-010</text:p>
          </table:table-cell>
          <table:table-cell office:value-type="string" calcext:value-type="string">
            <text:p>NO</text:p>
          </table:table-cell>
          <table:table-cell office:value-type="float" office:value="0.000007" calcext:value-type="float">
            <text:p>7.00E-006</text:p>
          </table:table-cell>
          <table:table-cell office:value-type="float" office:value="0.0000003" calcext:value-type="float">
            <text:p>3.00E-007</text:p>
          </table:table-cell>
          <table:table-cell office:value-type="float" office:value="0.000000008" calcext:value-type="float">
            <text:p>8.00E-009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7" calcext:value-type="float">
            <text:p>7.00E-006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004" calcext:value-type="float">
            <text:p>4.00E-009</text:p>
          </table:table-cell>
        </table:table-row>
        <table:table-row table:style-name="ro1">
          <table:table-cell office:value-type="string" calcext:value-type="string">
            <text:p>Gibberella_moniliformis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0.000008" calcext:value-type="float">
            <text:p>8.00E-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1" calcext:value-type="float">
            <text:p>1.00E-005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0.0000000001" calcext:value-type="float">
            <text:p>1.00E-010</text:p>
          </table:table-cell>
          <table:table-cell office:value-type="string" calcext:value-type="string">
            <text:p>NO</text:p>
          </table:table-cell>
          <table:table-cell office:value-type="float" office:value="0.000009" calcext:value-type="float">
            <text:p>9.00E-006</text:p>
          </table:table-cell>
          <table:table-cell office:value-type="float" office:value="0.00000007" calcext:value-type="float">
            <text:p>7.00E-008</text:p>
          </table:table-cell>
          <table:table-cell table:number-columns-repeated="2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5" calcext:value-type="float">
            <text:p>5.00E-008</text:p>
          </table:table-cell>
          <table:table-cell office:value-type="float" office:value="0.0000006" calcext:value-type="float">
            <text:p>6.00E-007</text:p>
          </table:table-cell>
          <table:table-cell office:value-type="float" office:value="0.000000002" calcext:value-type="float">
            <text:p>2.00E-009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0.0000000001" calcext:value-type="float">
            <text:p>1.00E-01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float" office:value="0.00001" calcext:value-type="float">
            <text:p>1.00E-005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ibberella_zeae</text:p>
          </table:table-cell>
          <table:table-cell table:style-name="ce3" office:value-type="float" office:value="0.000004" calcext:value-type="float">
            <text:p>4.00E-006</text:p>
          </table:table-cell>
          <table:table-cell table:number-columns-repeated="4" office:value-type="string" calcext:value-type="string">
            <text:p>NO</text:p>
          </table:table-cell>
          <table:table-cell table:style-name="ce3" office:value-type="float" office:value="0.00001" calcext:value-type="float">
            <text:p>1.00E-005</text:p>
          </table:table-cell>
          <table:table-cell office:value-type="string" calcext:value-type="string">
            <text:p>NO</text:p>
          </table:table-cell>
          <table:table-cell office:value-type="float" office:value="0.000003" calcext:value-type="float">
            <text:p>3.00E-006</text:p>
          </table:table-cell>
          <table:table-cell table:style-name="ce3" office:value-type="float" office:value="0.0000007" calcext:value-type="float">
            <text:p>7.00E-007</text:p>
          </table:table-cell>
          <table:table-cell office:value-type="string" calcext:value-type="string">
            <text:p>NO</text:p>
          </table:table-cell>
          <table:table-cell office:value-type="float" office:value="0.000007" calcext:value-type="float">
            <text:p>7.00E-006</text:p>
          </table:table-cell>
          <table:table-cell office:value-type="float" office:value="0.000002" calcext:value-type="float">
            <text:p>2.00E-006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0.0000000001" calcext:value-type="float">
            <text:p>1.00E-010</text:p>
          </table:table-cell>
          <table:table-cell table:style-name="ce3" office:value-type="float" office:value="0.0000000003" calcext:value-type="float">
            <text:p>3.00E-010</text:p>
          </table:table-cell>
          <table:table-cell office:value-type="float" office:value="0.00001" calcext:value-type="float">
            <text:p>1.00E-005</text:p>
          </table:table-cell>
          <table:table-cell office:value-type="float" office:value="0.0000001" calcext:value-type="float">
            <text:p>1.00E-007</text:p>
          </table:table-cell>
          <table:table-cell table:number-columns-repeated="2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8" calcext:value-type="float">
            <text:p>8.00E-008</text:p>
          </table:table-cell>
          <table:table-cell office:value-type="float" office:value="0.000007" calcext:value-type="float">
            <text:p>7.00E-006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0.0000000002" calcext:value-type="float">
            <text:p>2.00E-010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7" calcext:value-type="float">
            <text:p>7.00E-006</text:p>
          </table:table-cell>
          <table:table-cell office:value-type="float" office:value="0.00001" calcext:value-type="float">
            <text:p>1.00E-005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lomerella_graminicola</text:p>
          </table:table-cell>
          <table:table-cell table:number-columns-repeated="3" office:value-type="string" calcext:value-type="string">
            <text:p>NO</text:p>
          </table:table-cell>
          <table:table-cell table:style-name="ce3" office:value-type="float" office:value="0.00000002" calcext:value-type="float">
            <text:p>2.00E-008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table:style-name="ce3" office:value-type="float" office:value="0.000000002" calcext:value-type="float">
            <text:p>2.00E-009</text:p>
          </table:table-cell>
          <table:table-cell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04" calcext:value-type="float">
            <text:p>4.00E-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9" calcext:value-type="float">
            <text:p>9.00E-006</text:p>
          </table:table-cell>
          <table:table-cell office:value-type="string" calcext:value-type="string">
            <text:p>NO</text:p>
          </table:table-cell>
          <table:table-cell office:value-type="float" office:value="0.00001" calcext:value-type="float">
            <text:p>1.00E-005</text:p>
          </table:table-cell>
          <table:table-cell office:value-type="float" office:value="0.000006" calcext:value-type="float">
            <text:p>6.00E-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3" calcext:value-type="float">
            <text:p>3.00E-006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5" calcext:value-type="float">
            <text:p>5.00E-006</text:p>
          </table:table-cell>
          <table:table-cell office:value-type="float" office:value="0.00001" calcext:value-type="float">
            <text:p>1.00E-005</text:p>
          </table:table-cell>
          <table:table-cell office:value-type="float" office:value="0.0000000008" calcext:value-type="float">
            <text:p>8.00E-010</text:p>
          </table:table-cell>
          <table:table-cell table:number-columns-repeated="3" office:value-type="string" calcext:value-type="string">
            <text:p>NO</text:p>
          </table:table-cell>
          <table:table-cell table:style-name="ce3" office:value-type="float" office:value="0.0000000002" calcext:value-type="float">
            <text:p>2.00E-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6" calcext:value-type="float">
            <text:p>6.00E-006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1" calcext:value-type="float">
            <text:p>1.00E-006</text:p>
          </table:table-cell>
        </table:table-row>
        <table:table-row table:style-name="ro1">
          <table:table-cell office:value-type="string" calcext:value-type="string">
            <text:p>Leptosphaeria_maculans</text:p>
          </table:table-cell>
          <table:table-cell table:number-columns-repeated="3" office:value-type="string" calcext:value-type="string">
            <text:p>NO</text:p>
          </table:table-cell>
          <table:table-cell table:style-name="ce3" office:value-type="float" office:value="0.0000000003" calcext:value-type="float">
            <text:p>3.00E-010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3" calcext:value-type="float">
            <text:p>3.00E-007</text:p>
          </table:table-cell>
          <table:table-cell office:value-type="string" calcext:value-type="string">
            <text:p>NO</text:p>
          </table:table-cell>
          <table:table-cell office:value-type="float" office:value="0.00001" calcext:value-type="float">
            <text:p>1.00E-005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009" calcext:value-type="float">
            <text:p>9.00E-009</text:p>
          </table:table-cell>
          <table:table-cell office:value-type="float" office:value="0.000007" calcext:value-type="float">
            <text:p>7.00E-006</text:p>
          </table:table-cell>
          <table:table-cell office:value-type="float" office:value="0.0000004" calcext:value-type="float">
            <text:p>4.00E-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1" calcext:value-type="float">
            <text:p>1.00E-005</text:p>
          </table:table-cell>
          <table:table-cell office:value-type="float" office:value="0.0000000001" calcext:value-type="float">
            <text:p>1.00E-010</text:p>
          </table:table-cell>
          <table:table-cell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09" calcext:value-type="float">
            <text:p>9.00E-007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0005" calcext:value-type="float">
            <text:p>5.00E-010</text:p>
          </table:table-cell>
          <table:table-cell table:style-name="Default" office:value-type="string" calcext:value-type="string">
            <text:p>NO</text:p>
          </table:table-cell>
          <table:table-cell table:number-columns-repeated="3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office:value-type="float" office:value="0.000008" calcext:value-type="float">
            <text:p>8.00E-006</text:p>
          </table:table-cell>
          <table:table-cell office:value-type="float" office:value="0.000005" calcext:value-type="float">
            <text:p>5.00E-006</text:p>
          </table:table-cell>
          <table:table-cell table:number-columns-repeated="6" office:value-type="string" calcext:value-type="string">
            <text:p>NO</text:p>
          </table:table-cell>
          <table:table-cell table:number-columns-repeated="2" office:value-type="float" office:value="0.00001" calcext:value-type="float">
            <text:p>1.00E-005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2" calcext:value-type="float">
            <text:p>2.00E-006</text:p>
          </table:table-cell>
        </table:table-row>
        <table:table-row table:style-name="ro1">
          <table:table-cell office:value-type="string" calcext:value-type="string">
            <text:p>Magnaporthe_oryzae</text:p>
          </table:table-cell>
          <table:table-cell table:number-columns-repeated="5" office:value-type="string" calcext:value-type="string">
            <text:p>NO</text:p>
          </table:table-cell>
          <table:table-cell table:style-name="ce3" office:value-type="float" office:value="0.000003" calcext:value-type="float">
            <text:p>3.00E-006</text:p>
          </table:table-cell>
          <table:table-cell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003" calcext:value-type="float">
            <text:p>3.00E-009</text:p>
          </table:table-cell>
          <table:table-cell office:value-type="float" office:value="0.00001" calcext:value-type="float">
            <text:p>1.00E-005</text:p>
          </table:table-cell>
          <table:table-cell office:value-type="float" office:value="0.000007" calcext:value-type="float">
            <text:p>7.00E-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07" calcext:value-type="float">
            <text:p>7.00E-007</text:p>
          </table:table-cell>
          <table:table-cell office:value-type="string" calcext:value-type="string">
            <text:p>NO</text:p>
          </table:table-cell>
          <table:table-cell office:value-type="float" office:value="0.00001" calcext:value-type="float">
            <text:p>1.00E-005</text:p>
          </table:table-cell>
          <table:table-cell office:value-type="float" office:value="0.0000006" calcext:value-type="float">
            <text:p>6.00E-007</text:p>
          </table:table-cell>
          <table:table-cell table:number-columns-repeated="2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3" calcext:value-type="float">
            <text:p>3.00E-006</text:p>
          </table:table-cell>
          <table:table-cell office:value-type="float" office:value="0.00001" calcext:value-type="float">
            <text:p>1.00E-005</text:p>
          </table:table-cell>
          <table:table-cell office:value-type="float" office:value="0.00000001" calcext:value-type="float">
            <text:p>1.00E-008</text:p>
          </table:table-cell>
          <table:table-cell table:number-columns-repeated="3" office:value-type="string" calcext:value-type="string">
            <text:p>NO</text:p>
          </table:table-cell>
          <table:table-cell table:style-name="ce3" office:value-type="float" office:value="0.0000000002" calcext:value-type="float">
            <text:p>2.00E-01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0.00001" calcext:value-type="float">
            <text:p>1.00E-005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1" calcext:value-type="float">
            <text:p>1.00E-007</text:p>
          </table:table-cell>
        </table:table-row>
        <table:table-row table:style-name="ro1">
          <table:table-cell office:value-type="string" calcext:value-type="string">
            <text:p>Magnaporthe_poae</text:p>
          </table:table-cell>
          <table:table-cell table:number-columns-repeated="2" table:style-name="ce3" office:value-type="float" office:value="0.0000002" calcext:value-type="float">
            <text:p>2.00E-007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0007" calcext:value-type="float">
            <text:p>7.00E-010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1" calcext:value-type="float">
            <text:p>1.00E-005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0003" calcext:value-type="float">
            <text:p>3.00E-010</text:p>
          </table:table-cell>
          <table:table-cell office:value-type="float" office:value="0.000008" calcext:value-type="float">
            <text:p>8.00E-006</text:p>
          </table:table-cell>
          <table:table-cell office:value-type="float" office:value="0.0000006" calcext:value-type="float">
            <text:p>6.00E-007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0.0000000001" calcext:value-type="float">
            <text:p>1.00E-010</text:p>
          </table:table-cell>
          <table:table-cell office:value-type="string" calcext:value-type="string">
            <text:p>NO</text:p>
          </table:table-cell>
          <table:table-cell office:value-type="float" office:value="0.000004" calcext:value-type="float">
            <text:p>4.00E-006</text:p>
          </table:table-cell>
          <table:table-cell office:value-type="float" office:value="0.000003" calcext:value-type="float">
            <text:p>3.00E-006</text:p>
          </table:table-cell>
          <table:table-cell table:number-columns-repeated="2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float" office:value="0.000003" calcext:value-type="float">
            <text:p>3.00E-006</text:p>
          </table:table-cell>
          <table:table-cell office:value-type="float" office:value="0.00000001" calcext:value-type="float">
            <text:p>1.00E-008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0.0000000001" calcext:value-type="float">
            <text:p>1.00E-010</text:p>
          </table:table-cell>
          <table:table-cell table:style-name="ce3" office:value-type="float" office:value="0.000000001" calcext:value-type="float">
            <text:p>1.00E-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1" calcext:value-type="float">
            <text:p>1.00E-005</text:p>
          </table:table-cell>
          <table:table-cell table:style-name="ce3" office:value-type="float" office:value="0.00000002" calcext:value-type="float">
            <text:p>2.00E-008</text:p>
          </table:table-cell>
          <table:table-cell table:style-name="ce3" office:value-type="float" office:value="0.000000002" calcext:value-type="float">
            <text:p>2.00E-009</text:p>
          </table:table-cell>
        </table:table-row>
        <table:table-row table:style-name="ro1">
          <table:table-cell office:value-type="string" calcext:value-type="string">
            <text:p>Melampsora_laricipopulina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0.00001" calcext:value-type="float">
            <text:p>1.00E-005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4" calcext:value-type="float">
            <text:p>4.00E-007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8" calcext:value-type="float">
            <text:p>8.00E-006</text:p>
          </table:table-cell>
          <table:table-cell table:style-name="ce3" office:value-type="float" office:value="0.00000001" calcext:value-type="float">
            <text:p>1.00E-008</text:p>
          </table:table-cell>
          <table:table-cell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7" calcext:value-type="float">
            <text:p>7.00E-006</text:p>
          </table:table-cell>
          <table:table-cell office:value-type="string" calcext:value-type="string">
            <text:p>NO</text:p>
          </table:table-cell>
          <table:table-cell office:value-type="float" office:value="0.00001" calcext:value-type="float">
            <text:p>1.00E-005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2" calcext:value-type="float">
            <text:p>2.00E-006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0001" calcext:value-type="float">
            <text:p>1.00E-010</text:p>
          </table:table-cell>
          <table:table-cell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office:value-type="float" office:value="0.00001" calcext:value-type="float">
            <text:p>1.00E-005</text:p>
          </table:table-cell>
          <table:table-cell office:value-type="float" office:value="0.000001" calcext:value-type="float">
            <text:p>1.00E-006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6" calcext:value-type="float">
            <text:p>6.00E-006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crobotryum_violaceum</text:p>
          </table:table-cell>
          <table:table-cell table:number-columns-repeated="3" office:value-type="string" calcext:value-type="string">
            <text:p>NO</text:p>
          </table:table-cell>
          <table:table-cell table:style-name="ce3" office:value-type="float" office:value="0.00000003" calcext:value-type="float">
            <text:p>3.00E-008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1" calcext:value-type="float">
            <text:p>1.00E-005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7" calcext:value-type="float">
            <text:p>7.00E-006</text:p>
          </table:table-cell>
          <table:table-cell office:value-type="float" office:value="0.000007" calcext:value-type="float">
            <text:p>7.00E-006</text:p>
          </table:table-cell>
          <table:table-cell office:value-type="float" office:value="0.0000000001" calcext:value-type="float">
            <text:p>1.00E-01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0.0000000001" calcext:value-type="float">
            <text:p>1.00E-010</text:p>
          </table:table-cell>
          <table:table-cell office:value-type="string" calcext:value-type="string">
            <text:p>NO</text:p>
          </table:table-cell>
          <table:table-cell office:value-type="float" office:value="0.000007" calcext:value-type="float">
            <text:p>7.00E-006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03" calcext:value-type="float">
            <text:p>3.00E-008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2" calcext:value-type="float">
            <text:p>2.00E-006</text:p>
          </table:table-cell>
          <table:table-cell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office:value-type="float" office:value="0.00001" calcext:value-type="float">
            <text:p>1.00E-005</text:p>
          </table:table-cell>
          <table:table-cell office:value-type="float" office:value="0.000000002" calcext:value-type="float">
            <text:p>2.00E-009</text:p>
          </table:table-cell>
          <table:table-cell table:number-columns-repeated="3" office:value-type="string" calcext:value-type="string">
            <text:p>NO</text:p>
          </table:table-cell>
          <table:table-cell table:style-name="ce3" office:value-type="float" office:value="0.0000000003" calcext:value-type="float">
            <text:p>3.00E-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9" calcext:value-type="float">
            <text:p>9.00E-006</text:p>
          </table:table-cell>
          <table:table-cell office:value-type="float" office:value="0.0000000001" calcext:value-type="float">
            <text:p>1.00E-010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eosartorya_fischeri</text:p>
          </table:table-cell>
          <table:table-cell table:style-name="ce3" office:value-type="float" office:value="0.0000005" calcext:value-type="float">
            <text:p>5.00E-007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0.00001" calcext:value-type="float">
            <text:p>1.00E-005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4" calcext:value-type="float">
            <text:p>4.00E-007</text:p>
          </table:table-cell>
          <table:table-cell office:value-type="string" calcext:value-type="string">
            <text:p>NO</text:p>
          </table:table-cell>
          <table:table-cell office:value-type="float" office:value="0.00001" calcext:value-type="float">
            <text:p>1.00E-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1" calcext:value-type="float">
            <text:p>1.00E-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1" calcext:value-type="float">
            <text:p>1.00E-005</text:p>
          </table:table-cell>
          <table:table-cell office:value-type="string" calcext:value-type="string">
            <text:p>NO</text:p>
          </table:table-cell>
          <table:table-cell office:value-type="float" office:value="0.00001" calcext:value-type="float">
            <text:p>1.00E-005</text:p>
          </table:table-cell>
          <table:table-cell office:value-type="float" office:value="0.000004" calcext:value-type="float">
            <text:p>4.00E-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4" calcext:value-type="float">
            <text:p>4.00E-010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6" calcext:value-type="float">
            <text:p>6.00E-006</text:p>
          </table:table-cell>
          <table:table-cell office:value-type="float" office:value="0.000004" calcext:value-type="float">
            <text:p>4.00E-006</text:p>
          </table:table-cell>
          <table:table-cell office:value-type="float" office:value="0.0000000007" calcext:value-type="float">
            <text:p>7.00E-010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0.000007" calcext:value-type="float">
            <text:p>7.00E-006</text:p>
          </table:table-cell>
          <table:table-cell office:value-type="float" office:value="0.0000000001" calcext:value-type="float">
            <text:p>1.00E-010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5" calcext:value-type="float">
            <text:p>5.00E-007</text:p>
          </table:table-cell>
        </table:table-row>
        <table:table-row table:style-name="ro1">
          <table:table-cell office:value-type="string" calcext:value-type="string">
            <text:p>Neurospora_crassa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1" calcext:value-type="float">
            <text:p>1.00E-005</text:p>
          </table:table-cell>
          <table:table-cell office:value-type="float" office:value="0.000006" calcext:value-type="float">
            <text:p>6.00E-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1" calcext:value-type="float">
            <text:p>1.00E-005</text:p>
          </table:table-cell>
          <table:table-cell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04" calcext:value-type="float">
            <text:p>4.00E-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1" calcext:value-type="float">
            <text:p>1.00E-007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3" calcext:value-type="float">
            <text:p>3.00E-006</text:p>
          </table:table-cell>
          <table:table-cell office:value-type="string" calcext:value-type="string">
            <text:p>NO</text:p>
          </table:table-cell>
          <table:table-cell office:value-type="float" office:value="0.0000008" calcext:value-type="float">
            <text:p>8.00E-007</text:p>
          </table:table-cell>
          <table:table-cell office:value-type="float" office:value="0.00001" calcext:value-type="float">
            <text:p>1.00E-005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0004" calcext:value-type="float">
            <text:p>4.00E-010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0002" calcext:value-type="float">
            <text:p>2.00E-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7" calcext:value-type="float">
            <text:p>7.00E-006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haeosphaeria_nodorum</text:p>
          </table:table-cell>
          <table:table-cell table:style-name="ce3" office:value-type="float" office:value="0.00000003" calcext:value-type="float">
            <text:p>3.00E-008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0.0000000002" calcext:value-type="float">
            <text:p>2.00E-010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9" calcext:value-type="float">
            <text:p>9.00E-006</text:p>
          </table:table-cell>
          <table:table-cell table:style-name="ce3" office:value-type="float" office:value="0.000000005" calcext:value-type="float">
            <text:p>5.00E-009</text:p>
          </table:table-cell>
          <table:table-cell office:value-type="string" calcext:value-type="string">
            <text:p>NO</text:p>
          </table:table-cell>
          <table:table-cell office:value-type="float" office:value="0.000004" calcext:value-type="float">
            <text:p>4.00E-006</text:p>
          </table:table-cell>
          <table:table-cell office:value-type="float" office:value="0.00001" calcext:value-type="float">
            <text:p>1.00E-005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0.0000000001" calcext:value-type="float">
            <text:p>1.00E-010</text:p>
          </table:table-cell>
          <table:table-cell office:value-type="string" calcext:value-type="string">
            <text:p>NO</text:p>
          </table:table-cell>
          <table:table-cell office:value-type="float" office:value="0.000006" calcext:value-type="float">
            <text:p>6.00E-006</text:p>
          </table:table-cell>
          <table:table-cell office:value-type="float" office:value="0.000002" calcext:value-type="float">
            <text:p>2.00E-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1" calcext:value-type="float">
            <text:p>1.00E-00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float" office:value="0.00001" calcext:value-type="float">
            <text:p>1.00E-005</text:p>
          </table:table-cell>
          <table:table-cell table:style-name="Default" office:value-type="string" calcext:value-type="string">
            <text:p>NO</text:p>
          </table:table-cell>
          <table:table-cell table:number-columns-repeated="6" office:value-type="string" calcext:value-type="string">
            <text:p>NO</text:p>
          </table:table-cell>
          <table:table-cell table:number-columns-repeated="2" office:value-type="float" office:value="0.00001" calcext:value-type="float">
            <text:p>1.00E-005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2" calcext:value-type="float">
            <text:p>2.00E-006</text:p>
          </table:table-cell>
        </table:table-row>
        <table:table-row table:style-name="ro1">
          <table:table-cell office:value-type="string" calcext:value-type="string">
            <text:p>Puccinia_graminis</text:p>
          </table:table-cell>
          <table:table-cell table:style-name="ce3" office:value-type="float" office:value="0.00000009" calcext:value-type="float">
            <text:p>9.00E-008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8" calcext:value-type="float">
            <text:p>8.00E-007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2" calcext:value-type="float">
            <text:p>2.00E-006</text:p>
          </table:table-cell>
          <table:table-cell table:style-name="ce3" office:value-type="float" office:value="0.00000001" calcext:value-type="float">
            <text:p>1.00E-008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.0000000001" calcext:value-type="float">
            <text:p>1.00E-010</text:p>
          </table:table-cell>
          <table:table-cell office:value-type="string" calcext:value-type="string">
            <text:p>NO</text:p>
          </table:table-cell>
          <table:table-cell office:value-type="float" office:value="0.00001" calcext:value-type="float">
            <text:p>1.00E-005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3" calcext:value-type="float">
            <text:p>3.00E-007</text:p>
          </table:table-cell>
          <table:table-cell office:value-type="float" office:value="0.0000000004" calcext:value-type="float">
            <text:p>4.00E-010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0007" calcext:value-type="float">
            <text:p>7.00E-010</text:p>
          </table:table-cell>
          <table:table-cell table:style-name="ce3" office:value-type="float" office:value="0.00000001" calcext:value-type="float">
            <text:p>1.00E-008</text:p>
          </table:table-cell>
          <table:table-cell table:style-name="Default" office:value-type="string" calcext:value-type="string">
            <text:p>NO</text:p>
          </table:table-cell>
          <table:table-cell office:value-type="float" office:value="0.000007" calcext:value-type="float">
            <text:p>7.00E-006</text:p>
          </table:table-cell>
          <table:table-cell office:value-type="float" office:value="0.0000003" calcext:value-type="float">
            <text:p>3.00E-007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0.000001" calcext:value-type="float">
            <text:p>1.00E-006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7" calcext:value-type="float">
            <text:p>7.00E-006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uccinia_triticina</text:p>
          </table:table-cell>
          <table:table-cell table:number-columns-repeated="6" office:value-type="string" calcext:value-type="string">
            <text:p>NO</text:p>
          </table:table-cell>
          <table:table-cell table:style-name="ce3" office:value-type="float" office:value="0.000006" calcext:value-type="float">
            <text:p>6.00E-006</text:p>
          </table:table-cell>
          <table:table-cell office:value-type="float" office:value="0.00001" calcext:value-type="float">
            <text:p>1.00E-005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7" calcext:value-type="float">
            <text:p>7.00E-007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6" calcext:value-type="float">
            <text:p>6.00E-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8" calcext:value-type="float">
            <text:p>8.00E-006</text:p>
          </table:table-cell>
          <table:table-cell office:value-type="string" calcext:value-type="string">
            <text:p>NO</text:p>
          </table:table-cell>
          <table:table-cell office:value-type="float" office:value="0.00001" calcext:value-type="float">
            <text:p>1.00E-005</text:p>
          </table:table-cell>
          <table:table-cell table:style-name="Default" office:value-type="string" calcext:value-type="string">
            <text:p>NO</text:p>
          </table:table-cell>
          <table:table-cell table:style-name="ce3" office:value-type="float" office:value="0.000000001" calcext:value-type="float">
            <text:p>1.00E-009</text:p>
          </table:table-cell>
          <table:table-cell table:style-name="ce3" office:value-type="float" office:value="0.0000002" calcext:value-type="float">
            <text:p>2.00E-007</text:p>
          </table:table-cell>
          <table:table-cell office:value-type="float" office:value="0.00000006" calcext:value-type="float">
            <text:p>6.00E-008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2" calcext:value-type="float">
            <text:p>2.00E-006</text:p>
          </table:table-cell>
          <table:table-cell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office:value-type="float" office:value="0.000004" calcext:value-type="float">
            <text:p>4.00E-006</text:p>
          </table:table-cell>
          <table:table-cell office:value-type="float" office:value="0.0000001" calcext:value-type="float">
            <text:p>1.00E-007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0.000005" calcext:value-type="float">
            <text:p>5.00E-006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0.0000001" calcext:value-type="float">
            <text:p>1.00E-007</text:p>
          </table:table-cell>
          <table:table-cell office:value-type="float" office:value="0.00001" calcext:value-type="float">
            <text:p>1.00E-005</text:p>
          </table:table-cell>
          <table:table-cell office:value-type="float" office:value="0.0000005" calcext:value-type="float">
            <text:p>5.00E-007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yrenophora_teres</text:p>
          </table:table-cell>
          <table:table-cell table:number-columns-repeated="5" office:value-type="string" calcext:value-type="string">
            <text:p>NO</text:p>
          </table:table-cell>
          <table:table-cell table:style-name="ce3" office:value-type="float" office:value="0.0000007" calcext:value-type="float">
            <text:p>7.00E-007</text:p>
          </table:table-cell>
          <table:table-cell office:value-type="string" calcext:value-type="string">
            <text:p>NO</text:p>
          </table:table-cell>
          <table:table-cell office:value-type="float" office:value="0.000009" calcext:value-type="float">
            <text:p>9.00E-006</text:p>
          </table:table-cell>
          <table:table-cell table:style-name="ce3" office:value-type="float" office:value="0.00000003" calcext:value-type="float">
            <text:p>3.00E-008</text:p>
          </table:table-cell>
          <table:table-cell table:style-name="ce3" office:value-type="float" office:value="0.000000008" calcext:value-type="float">
            <text:p>8.00E-009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4" calcext:value-type="float">
            <text:p>4.00E-006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0.0000000001" calcext:value-type="float">
            <text:p>1.00E-010</text:p>
          </table:table-cell>
          <table:table-cell office:value-type="string" calcext:value-type="string">
            <text:p>NO</text:p>
          </table:table-cell>
          <table:table-cell office:value-type="float" office:value="0.00001" calcext:value-type="float">
            <text:p>1.00E-005</text:p>
          </table:table-cell>
          <table:table-cell office:value-type="float" office:value="0.000001" calcext:value-type="float">
            <text:p>1.00E-006</text:p>
          </table:table-cell>
          <table:table-cell table:number-columns-repeated="2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float" office:value="0.00001" calcext:value-type="float">
            <text:p>1.00E-005</text:p>
          </table:table-cell>
          <table:table-cell office:value-type="float" office:value="0.00000007" calcext:value-type="float">
            <text:p>7.00E-008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02" calcext:value-type="float">
            <text:p>2.00E-008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6" calcext:value-type="float">
            <text:p>6.00E-006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1" calcext:value-type="float">
            <text:p>1.00E-005</text:p>
          </table:table-cell>
        </table:table-row>
        <table:table-row table:style-name="ro1">
          <table:table-cell office:value-type="string" calcext:value-type="string">
            <text:p>Pyrenophora_triticirepentis</text:p>
          </table:table-cell>
          <table:table-cell table:number-columns-repeated="5" office:value-type="string" calcext:value-type="string">
            <text:p>NO</text:p>
          </table:table-cell>
          <table:table-cell table:style-name="ce3" office:value-type="float" office:value="0.000005" calcext:value-type="float">
            <text:p>5.00E-006</text:p>
          </table:table-cell>
          <table:table-cell office:value-type="string" calcext:value-type="string">
            <text:p>NO</text:p>
          </table:table-cell>
          <table:table-cell office:value-type="float" office:value="0.00001" calcext:value-type="float">
            <text:p>1.00E-005</text:p>
          </table:table-cell>
          <table:table-cell table:style-name="ce3" office:value-type="float" office:value="0.00000002" calcext:value-type="float">
            <text:p>2.00E-008</text:p>
          </table:table-cell>
          <table:table-cell table:style-name="ce3" office:value-type="float" office:value="0.00000001" calcext:value-type="float">
            <text:p>1.00E-008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003" calcext:value-type="float">
            <text:p>3.00E-008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0.0000000001" calcext:value-type="float">
            <text:p>1.00E-010</text:p>
          </table:table-cell>
          <table:table-cell office:value-type="string" calcext:value-type="string">
            <text:p>NO</text:p>
          </table:table-cell>
          <table:table-cell office:value-type="float" office:value="0.000007" calcext:value-type="float">
            <text:p>7.00E-006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table:number-columns-repeated="3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office:value-type="float" office:value="0.00001" calcext:value-type="float">
            <text:p>1.00E-005</text:p>
          </table:table-cell>
          <table:table-cell office:value-type="float" office:value="0.00000002" calcext:value-type="float">
            <text:p>2.00E-008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01" calcext:value-type="float">
            <text:p>1.00E-008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0.00001" calcext:value-type="float">
            <text:p>1.00E-005</text:p>
          </table:table-cell>
          <table:table-cell office:value-type="float" office:value="0.000008" calcext:value-type="float">
            <text:p>8.00E-006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accharomyces_cerevisiae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002" calcext:value-type="float">
            <text:p>2.00E-009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7" calcext:value-type="float">
            <text:p>7.00E-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6" calcext:value-type="float">
            <text:p>6.00E-006</text:p>
          </table:table-cell>
          <table:table-cell office:value-type="string" calcext:value-type="string">
            <text:p>NO</text:p>
          </table:table-cell>
          <table:table-cell office:value-type="float" office:value="0.000009" calcext:value-type="float">
            <text:p>9.00E-006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005" calcext:value-type="float">
            <text:p>5.00E-009</text:p>
          </table:table-cell>
          <table:table-cell table:style-name="Default" office:value-type="string" calcext:value-type="string">
            <text:p>NO</text:p>
          </table:table-cell>
          <table:table-cell table:number-columns-repeated="3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office:value-type="float" office:value="0.00001" calcext:value-type="float">
            <text:p>1.00E-005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0.0000002" calcext:value-type="float">
            <text:p>2.00E-007</text:p>
          </table:table-cell>
          <table:table-cell table:style-name="ce3" office:value-type="float" office:value="0.000000008" calcext:value-type="float">
            <text:p>8.00E-00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9" calcext:value-type="float">
            <text:p>9.00E-006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chizosaccharomyces_cryophilus</text:p>
          </table:table-cell>
          <table:table-cell table:style-name="ce3" office:value-type="float" office:value="0.000000001" calcext:value-type="float">
            <text:p>1.00E-009</text:p>
          </table:table-cell>
          <table:table-cell table:number-columns-repeated="4" office:value-type="string" calcext:value-type="string">
            <text:p>NO</text:p>
          </table:table-cell>
          <table:table-cell table:style-name="ce3" office:value-type="float" office:value="0.000003" calcext:value-type="float">
            <text:p>3.00E-006</text:p>
          </table:table-cell>
          <table:table-cell office:value-type="string" calcext:value-type="string">
            <text:p>NO</text:p>
          </table:table-cell>
          <table:table-cell office:value-type="float" office:value="0.000009" calcext:value-type="float">
            <text:p>9.00E-006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4" calcext:value-type="float">
            <text:p>4.00E-006</text:p>
          </table:table-cell>
          <table:table-cell office:value-type="float" office:value="0.000009" calcext:value-type="float">
            <text:p>9.00E-006</text:p>
          </table:table-cell>
          <table:table-cell office:value-type="float" office:value="0.000004" calcext:value-type="float">
            <text:p>4.00E-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9" calcext:value-type="float">
            <text:p>9.00E-006</text:p>
          </table:table-cell>
          <table:table-cell office:value-type="float" office:value="0.00001" calcext:value-type="float">
            <text:p>1.00E-005</text:p>
          </table:table-cell>
          <table:table-cell office:value-type="string" calcext:value-type="string">
            <text:p>NO</text:p>
          </table:table-cell>
          <table:table-cell office:value-type="float" office:value="0.00001" calcext:value-type="float">
            <text:p>1.00E-005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2" calcext:value-type="float">
            <text:p>2.00E-007</text:p>
          </table:table-cell>
          <table:table-cell table:number-columns-repeated="3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office:value-type="float" office:value="0.000006" calcext:value-type="float">
            <text:p>6.00E-006</text:p>
          </table:table-cell>
          <table:table-cell table:style-name="Default" office:value-type="string" calcext:value-type="string">
            <text:p>NO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3" calcext:value-type="float">
            <text:p>3.00E-006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1" calcext:value-type="float">
            <text:p>1.00E-006</text:p>
          </table:table-cell>
        </table:table-row>
        <table:table-row table:style-name="ro1">
          <table:table-cell office:value-type="string" calcext:value-type="string">
            <text:p>Schizosaccharomyces_japonicus</text:p>
          </table:table-cell>
          <table:table-cell table:style-name="ce3" office:value-type="float" office:value="0.0000003" calcext:value-type="float">
            <text:p>3.00E-007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0.00001" calcext:value-type="float">
            <text:p>1.00E-005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02" calcext:value-type="float">
            <text:p>2.00E-008</text:p>
          </table:table-cell>
          <table:table-cell office:value-type="float" office:value="0.000004" calcext:value-type="float">
            <text:p>4.00E-006</text:p>
          </table:table-cell>
          <table:table-cell office:value-type="float" office:value="0.00001" calcext:value-type="float">
            <text:p>1.00E-00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5" calcext:value-type="float">
            <text:p>5.00E-006</text:p>
          </table:table-cell>
          <table:table-cell office:value-type="string" calcext:value-type="string">
            <text:p>NO</text:p>
          </table:table-cell>
          <table:table-cell office:value-type="float" office:value="0.00001" calcext:value-type="float">
            <text:p>1.00E-005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table:number-columns-repeated="3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office:value-type="float" office:value="0.00001" calcext:value-type="float">
            <text:p>1.00E-005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0.00001" calcext:value-type="float">
            <text:p>1.00E-005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1" calcext:value-type="float">
            <text:p>1.00E-005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01" calcext:value-type="float">
            <text:p>1.00E-008</text:p>
          </table:table-cell>
        </table:table-row>
        <table:table-row table:style-name="ro1">
          <table:table-cell office:value-type="string" calcext:value-type="string">
            <text:p>Schizosaccharomyces_octosporus</text:p>
          </table:table-cell>
          <table:table-cell table:style-name="ce3" office:value-type="float" office:value="0.0000000005" calcext:value-type="float">
            <text:p>5.00E-010</text:p>
          </table:table-cell>
          <table:table-cell table:number-columns-repeated="4" office:value-type="string" calcext:value-type="string">
            <text:p>NO</text:p>
          </table:table-cell>
          <table:table-cell table:style-name="ce3" office:value-type="float" office:value="0.00001" calcext:value-type="float">
            <text:p>1.00E-005</text:p>
          </table:table-cell>
          <table:table-cell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2" calcext:value-type="float">
            <text:p>2.00E-007</text:p>
          </table:table-cell>
          <table:table-cell office:value-type="float" office:value="0.000007" calcext:value-type="float">
            <text:p>7.00E-006</text:p>
          </table:table-cell>
          <table:table-cell office:value-type="float" office:value="0.0000000001" calcext:value-type="float">
            <text:p>1.00E-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7" calcext:value-type="float">
            <text:p>7.00E-006</text:p>
          </table:table-cell>
          <table:table-cell office:value-type="float" office:value="0.00001" calcext:value-type="float">
            <text:p>1.00E-005</text:p>
          </table:table-cell>
          <table:table-cell office:value-type="string" calcext:value-type="string">
            <text:p>NO</text:p>
          </table:table-cell>
          <table:table-cell office:value-type="float" office:value="0.00001" calcext:value-type="float">
            <text:p>1.00E-005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5" calcext:value-type="float">
            <text:p>5.00E-009</text:p>
          </table:table-cell>
          <table:table-cell table:number-columns-repeated="3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office:value-type="float" office:value="0.000003" calcext:value-type="float">
            <text:p>3.00E-006</text:p>
          </table:table-cell>
          <table:table-cell table:style-name="Default" office:value-type="string" calcext:value-type="string">
            <text:p>NO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0.000004" calcext:value-type="float">
            <text:p>4.00E-006</text:p>
          </table:table-cell>
          <table:table-cell office:value-type="float" office:value="0.000007" calcext:value-type="float">
            <text:p>7.00E-006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3" calcext:value-type="float">
            <text:p>3.00E-007</text:p>
          </table:table-cell>
        </table:table-row>
        <table:table-row table:style-name="ro1">
          <table:table-cell office:value-type="string" calcext:value-type="string">
            <text:p>Schizosaccharomyces_pombe</text:p>
          </table:table-cell>
          <table:table-cell table:style-name="ce3" office:value-type="float" office:value="0.00000002" calcext:value-type="float">
            <text:p>2.00E-008</text:p>
          </table:table-cell>
          <table:table-cell table:number-columns-repeated="4" office:value-type="string" calcext:value-type="string">
            <text:p>NO</text:p>
          </table:table-cell>
          <table:table-cell table:style-name="ce3" office:value-type="float" office:value="0.00001" calcext:value-type="float">
            <text:p>1.00E-005</text:p>
          </table:table-cell>
          <table:table-cell office:value-type="string" calcext:value-type="string">
            <text:p>NO</text:p>
          </table:table-cell>
          <table:table-cell office:value-type="float" office:value="0.000008" calcext:value-type="float">
            <text:p>8.00E-006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3" calcext:value-type="float">
            <text:p>3.00E-007</text:p>
          </table:table-cell>
          <table:table-cell office:value-type="float" office:value="0.000006" calcext:value-type="float">
            <text:p>6.00E-006</text:p>
          </table:table-cell>
          <table:table-cell office:value-type="float" office:value="0.0000000001" calcext:value-type="float">
            <text:p>1.00E-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1" calcext:value-type="float">
            <text:p>1.00E-005</text:p>
          </table:table-cell>
          <table:table-cell office:value-type="string" calcext:value-type="string">
            <text:p>NO</text:p>
          </table:table-cell>
          <table:table-cell office:value-type="float" office:value="0.00001" calcext:value-type="float">
            <text:p>1.00E-005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1" calcext:value-type="float">
            <text:p>1.00E-005</text:p>
          </table:table-cell>
          <table:table-cell table:number-columns-repeated="3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office:value-type="float" office:value="0.00001" calcext:value-type="float">
            <text:p>1.00E-005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0.0000000005" calcext:value-type="float">
            <text:p>5.00E-010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1" calcext:value-type="float">
            <text:p>1.00E-005</text:p>
          </table:table-cell>
          <table:table-cell office:value-type="float" office:value="0.000009" calcext:value-type="float">
            <text:p>9.00E-006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clerotinia_sclerotiorum</text:p>
          </table:table-cell>
          <table:table-cell table:number-columns-repeated="5" office:value-type="string" calcext:value-type="string">
            <text:p>NO</text:p>
          </table:table-cell>
          <table:table-cell table:style-name="ce3" office:value-type="float" office:value="0.00001" calcext:value-type="float">
            <text:p>1.00E-005</text:p>
          </table:table-cell>
          <table:table-cell office:value-type="string" calcext:value-type="string">
            <text:p>NO</text:p>
          </table:table-cell>
          <table:table-cell office:value-type="float" office:value="0.000001" calcext:value-type="float">
            <text:p>1.00E-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6" calcext:value-type="float">
            <text:p>6.00E-006</text:p>
          </table:table-cell>
          <table:table-cell office:value-type="float" office:value="0.0000006" calcext:value-type="float">
            <text:p>6.00E-007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003" calcext:value-type="float">
            <text:p>3.00E-009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2" calcext:value-type="float">
            <text:p>2.00E-006</text:p>
          </table:table-cell>
          <table:table-cell office:value-type="string" calcext:value-type="string">
            <text:p>NO</text:p>
          </table:table-cell>
          <table:table-cell office:value-type="float" office:value="0.000007" calcext:value-type="float">
            <text:p>7.00E-006</text:p>
          </table:table-cell>
          <table:table-cell office:value-type="float" office:value="0.0000006" calcext:value-type="float">
            <text:p>6.00E-007</text:p>
          </table:table-cell>
          <table:table-cell table:number-columns-repeated="2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1" calcext:value-type="float">
            <text:p>1.00E-006</text:p>
          </table:table-cell>
          <table:table-cell office:value-type="float" office:value="0.000006" calcext:value-type="float">
            <text:p>6.00E-006</text:p>
          </table:table-cell>
          <table:table-cell table:style-name="Default" office:value-type="string" calcext:value-type="string">
            <text:p>NO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0.00001" calcext:value-type="float">
            <text:p>1.00E-005</text:p>
          </table:table-cell>
          <table:table-cell office:value-type="float" office:value="0.0000000001" calcext:value-type="float">
            <text:p>1.00E-010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porisorium_reilianum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0.00001" calcext:value-type="float">
            <text:p>1.00E-005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008" calcext:value-type="float">
            <text:p>8.00E-009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5" calcext:value-type="float">
            <text:p>5.00E-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1" calcext:value-type="float">
            <text:p>1.00E-005</text:p>
          </table:table-cell>
          <table:table-cell office:value-type="string" calcext:value-type="string">
            <text:p>NO</text:p>
          </table:table-cell>
          <table:table-cell office:value-type="float" office:value="0.000006" calcext:value-type="float">
            <text:p>6.00E-006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2" calcext:value-type="float">
            <text:p>2.00E-006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0005" calcext:value-type="float">
            <text:p>5.00E-010</text:p>
          </table:table-cell>
          <table:table-cell table:style-name="ce3" office:value-type="float" office:value="0.000001" calcext:value-type="float">
            <text:p>1.00E-006</text:p>
          </table:table-cell>
          <table:table-cell table:style-name="Default" office:value-type="string" calcext:value-type="string">
            <text:p>NO</text:p>
          </table:table-cell>
          <table:table-cell office:value-type="float" office:value="0.000006" calcext:value-type="float">
            <text:p>6.00E-006</text:p>
          </table:table-cell>
          <table:table-cell office:value-type="float" office:value="0.000000007" calcext:value-type="float">
            <text:p>7.00E-009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6" calcext:value-type="float">
            <text:p>6.00E-006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richoderma_reesei</text:p>
          </table:table-cell>
          <table:table-cell table:style-name="ce3" office:value-type="float" office:value="0.000001" calcext:value-type="float">
            <text:p>1.00E-006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table:style-name="ce3" office:value-type="float" office:value="0.0000002" calcext:value-type="float">
            <text:p>2.00E-007</text:p>
          </table:table-cell>
          <table:table-cell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08" calcext:value-type="float">
            <text:p>8.00E-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1" calcext:value-type="float">
            <text:p>1.00E-005</text:p>
          </table:table-cell>
          <table:table-cell office:value-type="string" calcext:value-type="string">
            <text:p>NO</text:p>
          </table:table-cell>
          <table:table-cell office:value-type="float" office:value="0.00001" calcext:value-type="float">
            <text:p>1.00E-005</text:p>
          </table:table-cell>
          <table:table-cell office:value-type="float" office:value="0.0000001" calcext:value-type="float">
            <text:p>1.00E-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1" calcext:value-type="float">
            <text:p>1.00E-009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9" calcext:value-type="float">
            <text:p>9.00E-008</text:p>
          </table:table-cell>
          <table:table-cell office:value-type="float" office:value="0.00001" calcext:value-type="float">
            <text:p>1.00E-005</text:p>
          </table:table-cell>
          <table:table-cell office:value-type="float" office:value="0.0000000003" calcext:value-type="float">
            <text:p>3.00E-010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0.0000000002" calcext:value-type="float">
            <text:p>2.00E-010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8" calcext:value-type="float">
            <text:p>8.00E-006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03" calcext:value-type="float">
            <text:p>3.00E-008</text:p>
          </table:table-cell>
        </table:table-row>
        <table:table-row table:style-name="ro1">
          <table:table-cell office:value-type="string" calcext:value-type="string">
            <text:p>Trichoderma_virens</text:p>
          </table:table-cell>
          <table:table-cell table:style-name="ce3" office:value-type="float" office:value="0.000005" calcext:value-type="float">
            <text:p>5.00E-006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table:style-name="ce3" office:value-type="float" office:value="0.0000007" calcext:value-type="float">
            <text:p>7.00E-007</text:p>
          </table:table-cell>
          <table:table-cell office:value-type="string" calcext:value-type="string">
            <text:p>NO</text:p>
          </table:table-cell>
          <table:table-cell office:value-type="float" office:value="0.000005" calcext:value-type="float">
            <text:p>5.00E-006</text:p>
          </table:table-cell>
          <table:table-cell office:value-type="float" office:value="0.0000003" calcext:value-type="float">
            <text:p>3.00E-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1" calcext:value-type="float">
            <text:p>1.00E-005</text:p>
          </table:table-cell>
          <table:table-cell office:value-type="string" calcext:value-type="string">
            <text:p>NO</text:p>
          </table:table-cell>
          <table:table-cell office:value-type="float" office:value="0.000009" calcext:value-type="float">
            <text:p>9.00E-006</text:p>
          </table:table-cell>
          <table:table-cell office:value-type="float" office:value="0.0000001" calcext:value-type="float">
            <text:p>1.00E-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5" calcext:value-type="float">
            <text:p>5.00E-008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9" calcext:value-type="float">
            <text:p>9.00E-008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00003" calcext:value-type="float">
            <text:p>3.00E-010</text:p>
          </table:table-cell>
          <table:table-cell table:number-columns-repeated="3" office:value-type="string" calcext:value-type="string">
            <text:p>NO</text:p>
          </table:table-cell>
          <table:table-cell table:style-name="ce3" office:value-type="float" office:value="0.0000000004" calcext:value-type="float">
            <text:p>4.00E-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1" calcext:value-type="float">
            <text:p>1.00E-005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1" calcext:value-type="float">
            <text:p>1.00E-007</text:p>
          </table:table-cell>
        </table:table-row>
        <table:table-row table:style-name="ro1">
          <table:table-cell office:value-type="string" calcext:value-type="string">
            <text:p>Tuber_melanosporum</text:p>
          </table:table-cell>
          <table:table-cell table:style-name="ce3" office:value-type="float" office:value="0.00000003" calcext:value-type="float">
            <text:p>3.00E-008</text:p>
          </table:table-cell>
          <table:table-cell table:number-columns-repeated="4" office:value-type="string" calcext:value-type="string">
            <text:p>NO</text:p>
          </table:table-cell>
          <table:table-cell table:style-name="ce3" office:value-type="float" office:value="0.0000002" calcext:value-type="float">
            <text:p>2.00E-007</text:p>
          </table:table-cell>
          <table:table-cell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9" calcext:value-type="float">
            <text:p>9.00E-006</text:p>
          </table:table-cell>
          <table:table-cell office:value-type="float" office:value="0.0000004" calcext:value-type="float">
            <text:p>4.00E-007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0.0000000001" calcext:value-type="float">
            <text:p>1.00E-010</text:p>
          </table:table-cell>
          <table:table-cell office:value-type="string" calcext:value-type="string">
            <text:p>NO</text:p>
          </table:table-cell>
          <table:table-cell office:value-type="float" office:value="0.000002" calcext:value-type="float">
            <text:p>2.00E-006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7" calcext:value-type="float">
            <text:p>7.00E-010</text:p>
          </table:table-cell>
          <table:table-cell table:number-columns-repeated="3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office:value-type="float" office:value="0.000004" calcext:value-type="float">
            <text:p>4.00E-006</text:p>
          </table:table-cell>
          <table:table-cell table:style-name="Default" office:value-type="string" calcext:value-type="string">
            <text:p>NO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1" calcext:value-type="float">
            <text:p>1.00E-006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Ustilago_maydis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0.00001" calcext:value-type="float">
            <text:p>1.00E-005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02" calcext:value-type="float">
            <text:p>2.00E-008</text:p>
          </table:table-cell>
          <table:table-cell office:value-type="float" office:value="0.00001" calcext:value-type="float">
            <text:p>1.00E-005</text:p>
          </table:table-cell>
          <table:table-cell office:value-type="float" office:value="0.000004" calcext:value-type="float">
            <text:p>4.00E-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1" calcext:value-type="float">
            <text:p>1.00E-005</text:p>
          </table:table-cell>
          <table:table-cell office:value-type="float" office:value="0.0000002" calcext:value-type="float">
            <text:p>2.00E-007</text:p>
          </table:table-cell>
          <table:table-cell office:value-type="string" calcext:value-type="string">
            <text:p>NO</text:p>
          </table:table-cell>
          <table:table-cell office:value-type="float" office:value="0.000004" calcext:value-type="float">
            <text:p>4.00E-006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2" calcext:value-type="float">
            <text:p>2.00E-006</text:p>
          </table:table-cell>
          <table:table-cell office:value-type="float" office:value="0.000004" calcext:value-type="float">
            <text:p>4.00E-006</text:p>
          </table:table-cell>
          <table:table-cell office:value-type="string" calcext:value-type="string">
            <text:p>NO</text:p>
          </table:table-cell>
          <table:table-cell table:style-name="ce3" office:value-type="float" office:value="0.000000001" calcext:value-type="float">
            <text:p>1.00E-009</text:p>
          </table:table-cell>
          <table:table-cell table:style-name="ce3" office:value-type="float" office:value="0.000004" calcext:value-type="float">
            <text:p>4.00E-006</text:p>
          </table:table-cell>
          <table:table-cell table:style-name="Default" office:value-type="string" calcext:value-type="string">
            <text:p>NO</text:p>
          </table:table-cell>
          <table:table-cell office:value-type="float" office:value="0.0000009" calcext:value-type="float">
            <text:p>9.00E-007</text:p>
          </table:table-cell>
          <table:table-cell office:value-type="float" office:value="0.000000007" calcext:value-type="float">
            <text:p>7.00E-009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6" calcext:value-type="float">
            <text:p>6.00E-006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Verticillium_dahliae</text:p>
          </table:table-cell>
          <table:table-cell table:style-name="ce3" office:value-type="float" office:value="0.000004" calcext:value-type="float">
            <text:p>4.00E-006</text:p>
          </table:table-cell>
          <table:table-cell table:number-columns-repeated="6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6" calcext:value-type="float">
            <text:p>6.00E-006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0.0000000001" calcext:value-type="float">
            <text:p>1.00E-010</text:p>
          </table:table-cell>
          <table:table-cell office:value-type="string" calcext:value-type="string">
            <text:p>NO</text:p>
          </table:table-cell>
          <table:table-cell office:value-type="float" office:value="0.00001" calcext:value-type="float">
            <text:p>1.00E-005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5" calcext:value-type="float">
            <text:p>5.00E-008</text:p>
          </table:table-cell>
          <table:table-cell table:number-columns-repeated="3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office:value-type="float" office:value="0.000007" calcext:value-type="float">
            <text:p>7.00E-006</text:p>
          </table:table-cell>
          <table:table-cell table:style-name="Default" office:value-type="string" calcext:value-type="string">
            <text:p>NO</text:p>
          </table:table-cell>
          <table:table-cell table:number-columns-repeated="3" office:value-type="string" calcext:value-type="string">
            <text:p>NO</text:p>
          </table:table-cell>
          <table:table-cell table:style-name="ce3" office:value-type="float" office:value="0.000000003" calcext:value-type="float">
            <text:p>3.00E-009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0.0000000001" calcext:value-type="float">
            <text:p>1.00E-010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Yarrowia_lipolytica</text:p>
          </table:table-cell>
          <table:table-cell table:number-columns-repeated="7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1" calcext:value-type="float">
            <text:p>1.00E-005</text:p>
          </table:table-cell>
          <table:table-cell office:value-type="float" office:value="0.0000009" calcext:value-type="float">
            <text:p>9.00E-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1" calcext:value-type="float">
            <text:p>1.00E-006</text:p>
          </table:table-cell>
          <table:table-cell office:value-type="string" calcext:value-type="string">
            <text:p>NO</text:p>
          </table:table-cell>
          <table:table-cell office:value-type="float" office:value="0.000004" calcext:value-type="float">
            <text:p>4.00E-006</text:p>
          </table:table-cell>
          <table:table-cell table:style-name="Default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table:number-columns-repeated="3" office:value-type="string" calcext:value-type="string">
            <text:p>NO</text:p>
          </table:table-cell>
          <table:table-cell table:style-name="Default" office:value-type="string" calcext:value-type="string">
            <text:p>NO</text:p>
          </table:table-cell>
          <table:table-cell office:value-type="float" office:value="0.000009" calcext:value-type="float">
            <text:p>9.00E-006</text:p>
          </table:table-cell>
          <table:table-cell table:style-name="Default" office:value-type="string" calcext:value-type="string">
            <text:p>NO</text:p>
          </table:table-cell>
          <table:table-cell table:number-columns-repeated="6" office:value-type="string" calcext:value-type="string">
            <text:p>NO</text:p>
          </table:table-cell>
          <table:table-cell table:number-columns-repeated="2" office:value-type="float" office:value="0.00001" calcext:value-type="float">
            <text:p>1.00E-005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Zymoseptoria_tritici</text:p>
          </table:table-cell>
          <table:table-cell table:style-name="ce3" office:value-type="float" office:value="0.000003" calcext:value-type="float">
            <text:p>3.00E-006</text:p>
          </table:table-cell>
          <table:table-cell table:number-columns-repeated="4" office:value-type="string" calcext:value-type="string">
            <text:p>NO</text:p>
          </table:table-cell>
          <table:table-cell table:style-name="ce3" office:value-type="float" office:value="0.000000003" calcext:value-type="float">
            <text:p>3.00E-009</text:p>
          </table:table-cell>
          <table:table-cell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4" calcext:value-type="float">
            <text:p>4.00E-006</text:p>
          </table:table-cell>
          <table:table-cell office:value-type="float" office:value="0.000006" calcext:value-type="float">
            <text:p>6.00E-00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1" calcext:value-type="float">
            <text:p>1.00E-005</text:p>
          </table:table-cell>
          <table:table-cell office:value-type="float" office:value="0.000009" calcext:value-type="float">
            <text:p>9.00E-006</text:p>
          </table:table-cell>
          <table:table-cell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002" calcext:value-type="float">
            <text:p>2.00E-00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.00000004" calcext:value-type="float">
            <text:p>4.00E-008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3" calcext:value-type="float">
            <text:p>3.00E-006</text:p>
          </table:table-cell>
          <table:table-cell office:value-type="float" office:value="0.000007" calcext:value-type="float">
            <text:p>7.00E-006</text:p>
          </table:table-cell>
          <table:table-cell office:value-type="float" office:value="0.00000006" calcext:value-type="float">
            <text:p>6.00E-008</text:p>
          </table:table-cell>
          <table:table-cell table:number-columns-repeated="2" office:value-type="string" calcext:value-type="string">
            <text:p>NO</text:p>
          </table:table-cell>
          <table:table-cell table:style-name="ce3" office:value-type="float" office:value="0.000002" calcext:value-type="float">
            <text:p>2.00E-006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0.00001" calcext:value-type="float">
            <text:p>1.00E-005</text:p>
          </table:table-cell>
          <table:table-cell table:number-columns-repeated="2" office:value-type="string" calcext:value-type="string">
            <text:p>N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03T13:35:53.437938570</dc:date>
    <meta:document-statistic meta:table-count="1" meta:cell-count="1521" meta:object-count="0"/>
    <meta:generator>LibreOffice/4.2.4.2$Linux_X86_64 LibreOffice_project/420m0$Build-2</meta:generator>
  </office:meta>
</office:document-meta>
</file>